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2024-12-17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1744" calcext:value-type="float">
            <text:p>89.3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2022-1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068" calcext:value-type="float">
            <text:p>89.2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2021-12-14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1496" calcext:value-type="float">
            <text:p>88.9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2020-12-11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1352" calcext:value-type="float">
            <text:p>88.5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2019-12-12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7824" calcext:value-type="float">
            <text:p>88.5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2018-12-11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2017-12-1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4464" calcext:value-type="float">
            <text:p>88.2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2016-12-08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156" calcext:value-type="float">
            <text:p>88.6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1584" calcext:value-type="float">
            <text:p>88.1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201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5112" calcext:value-type="float">
            <text:p>88.14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201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528" calcext:value-type="float">
            <text:p>87.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201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7048" calcext:value-type="float">
            <text:p>89.1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200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528" calcext:value-type="float">
            <text:p>87.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200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3904" calcext:value-type="float">
            <text:p>87.6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200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1736" calcext:value-type="float">
            <text:p>94.66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200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096" calcext:value-type="float">
            <text:p>87.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2005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336" calcext:value-type="float">
            <text:p>87.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200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" calcext:value-type="float">
            <text:p>87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200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7704" calcext:value-type="float">
            <text:p>87.5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200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200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199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008" calcext:value-type="float">
            <text:p>88.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199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332" calcext:value-type="float">
            <text:p>87.5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199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3448" calcext:value-type="float">
            <text:p>87.0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1995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232" calcext:value-type="float">
            <text:p>87.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1994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8312" calcext:value-type="float">
            <text:p>87.0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199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2992" calcext:value-type="float">
            <text:p>86.42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199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7984" calcext:value-type="float">
            <text:p>85.9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1990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5248" calcext:value-type="float">
            <text:p>86.1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198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384" calcext:value-type="float">
            <text:p>87.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1988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844" calcext:value-type="float">
            <text:p>86.5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1986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09392" calcext:value-type="float">
            <text:p>91.9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198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1983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1824" calcext:value-type="float">
            <text:p>86.2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198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8608" calcext:value-type="float">
            <text:p>86.3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1980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7128" calcext:value-type="float">
            <text:p>85.9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197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9008" calcext:value-type="float">
            <text:p>85.78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101</text:p>
          </table:table-cell>
          <table:table-cell office:value-type="string" calcext:value-type="string">
            <text:p>1966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" meta:object-count="0"/>
    <meta:user-defined meta:name="AppVersion">3.0</meta:user-defined>
  </office:meta>
</office:document-meta>
</file>